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25cm" loext:contextual-spacing="false" fo:line-height="150%"/>
    </style:style>
    <style:style style:name="P2" style:family="paragraph" style:parent-style-name="Text_20_body">
      <style:paragraph-properties fo:margin-top="0cm" fo:margin-bottom="0.25cm" loext:contextual-spacing="false" fo:line-height="150%"/>
      <style:text-properties officeooo:rsid="001ae85f" officeooo:paragraph-rsid="001b763d"/>
    </style:style>
    <style:style style:name="P3" style:family="paragraph" style:parent-style-name="Text_20_body">
      <style:paragraph-properties fo:margin-top="0cm" fo:margin-bottom="0.25cm" loext:contextual-spacing="false" fo:line-height="150%"/>
      <style:text-properties officeooo:rsid="001ae85f" officeooo:paragraph-rsid="001ae85f"/>
    </style:style>
    <style:style style:name="P4" style:family="paragraph" style:parent-style-name="Text_20_body">
      <style:paragraph-properties fo:margin-top="0cm" fo:margin-bottom="0.25cm" loext:contextual-spacing="false" fo:line-height="150%"/>
      <style:text-properties officeooo:rsid="001b763d" officeooo:paragraph-rsid="001bb9a9"/>
    </style:style>
    <style:style style:name="P5" style:family="paragraph" style:parent-style-name="Text_20_body">
      <style:paragraph-properties fo:margin-top="0cm" fo:margin-bottom="0.25cm" loext:contextual-spacing="false" fo:line-height="150%"/>
      <style:text-properties officeooo:rsid="001b763d" officeooo:paragraph-rsid="001b763d"/>
    </style:style>
    <style:style style:name="P6" style:family="paragraph" style:parent-style-name="Text_20_body">
      <style:paragraph-properties fo:margin-top="0cm" fo:margin-bottom="0.25cm" loext:contextual-spacing="false" fo:line-height="150%"/>
      <style:text-properties fo:font-style="italic" officeooo:rsid="001dc8ae" officeooo:paragraph-rsid="001dc8ae" style:font-style-asian="italic" style:font-style-complex="italic"/>
    </style:style>
    <style:style style:name="P7" style:family="paragraph" style:parent-style-name="Text_20_body">
      <style:paragraph-properties fo:margin-top="0cm" fo:margin-bottom="0.25cm" loext:contextual-spacing="false" fo:line-height="150%"/>
      <style:text-properties fo:font-style="italic" officeooo:rsid="002c9316" officeooo:paragraph-rsid="002c9316" style:font-style-asian="italic" style:font-style-complex="italic"/>
    </style:style>
    <style:style style:name="P8" style:family="paragraph" style:parent-style-name="Text_20_body">
      <style:paragraph-properties fo:margin-top="0cm" fo:margin-bottom="0.25cm" loext:contextual-spacing="false" fo:line-height="150%"/>
      <style:text-properties fo:font-style="italic" officeooo:rsid="002e9057" officeooo:paragraph-rsid="002e9057" style:font-style-asian="italic" style:font-style-complex="italic"/>
    </style:style>
    <style:style style:name="P9" style:family="paragraph" style:parent-style-name="Text_20_body">
      <style:paragraph-properties fo:margin-top="0cm" fo:margin-bottom="0.25cm" loext:contextual-spacing="false" fo:line-height="150%"/>
      <style:text-properties fo:font-style="italic" officeooo:rsid="002e9057" officeooo:paragraph-rsid="00302882" style:font-style-asian="italic" style:font-style-complex="italic"/>
    </style:style>
    <style:style style:name="P10" style:family="paragraph" style:parent-style-name="Text_20_body">
      <style:paragraph-properties fo:margin-top="0cm" fo:margin-bottom="0.25cm" loext:contextual-spacing="false" fo:line-height="150%"/>
      <style:text-properties fo:font-style="normal" officeooo:rsid="001dc8ae" officeooo:paragraph-rsid="001dc8ae" style:font-style-asian="normal" style:font-style-complex="normal"/>
    </style:style>
    <style:style style:name="P11" style:family="paragraph" style:parent-style-name="Text_20_body">
      <style:paragraph-properties fo:margin-top="0cm" fo:margin-bottom="0.25cm" loext:contextual-spacing="false" fo:line-height="150%"/>
      <style:text-properties fo:font-style="normal" officeooo:rsid="002e9057" officeooo:paragraph-rsid="002e9057" style:font-style-asian="normal" style:font-style-complex="normal"/>
    </style:style>
    <style:style style:name="P12" style:family="paragraph" style:parent-style-name="Text_20_body">
      <style:paragraph-properties fo:margin-top="0cm" fo:margin-bottom="0.25cm" loext:contextual-spacing="false" fo:line-height="150%"/>
      <style:text-properties officeooo:paragraph-rsid="00225428"/>
    </style:style>
    <style:style style:name="P13" style:family="paragraph" style:parent-style-name="Text_20_body">
      <style:paragraph-properties fo:margin-top="0cm" fo:margin-bottom="0.25cm" loext:contextual-spacing="false" fo:line-height="150%"/>
      <style:text-properties officeooo:paragraph-rsid="002a63f9"/>
    </style:style>
    <style:style style:name="P14" style:family="paragraph" style:parent-style-name="Text_20_body">
      <style:paragraph-properties fo:margin-top="0cm" fo:margin-bottom="0.25cm" loext:contextual-spacing="false" fo:line-height="150%"/>
      <style:text-properties officeooo:rsid="002e9057" officeooo:paragraph-rsid="002e9057"/>
    </style:style>
    <style:style style:name="P15" style:family="paragraph" style:parent-style-name="Standard">
      <style:paragraph-properties fo:margin-top="0cm" fo:margin-bottom="0.25cm" loext:contextual-spacing="false" fo:line-height="150%"/>
      <style:text-properties fo:font-style="normal" officeooo:rsid="002c9316" officeooo:paragraph-rsid="002c9316" style:font-style-asian="normal" style:font-style-complex="normal"/>
    </style:style>
    <style:style style:name="P16" style:family="paragraph" style:parent-style-name="Heading_20_1">
      <style:paragraph-properties fo:margin-top="0cm" fo:margin-bottom="0.25cm" loext:contextual-spacing="false" fo:line-height="150%" fo:break-before="page"/>
    </style:style>
    <style:style style:name="P17" style:family="paragraph" style:parent-style-name="Heading_20_2">
      <style:paragraph-properties fo:margin-top="0cm" fo:margin-bottom="0.25cm" loext:contextual-spacing="false" fo:line-height="150%"/>
      <style:text-properties officeooo:rsid="001ae85f" officeooo:paragraph-rsid="001ae85f"/>
    </style:style>
    <style:style style:name="P18" style:family="paragraph" style:parent-style-name="Heading_20_2">
      <style:paragraph-properties fo:margin-top="0cm" fo:margin-bottom="0.25cm" loext:contextual-spacing="false" fo:line-height="150%"/>
    </style:style>
    <style:style style:name="P19" style:family="paragraph" style:parent-style-name="Text_20_body">
      <style:paragraph-properties fo:margin-top="0cm" fo:margin-bottom="0.25cm" loext:contextual-spacing="false" fo:line-height="150%"/>
      <style:text-properties fo:font-style="normal" officeooo:rsid="002a63f9" officeooo:paragraph-rsid="002a63f9" style:font-style-asian="normal" style:font-style-complex="normal"/>
    </style:style>
    <style:style style:name="P20" style:family="paragraph" style:parent-style-name="Text_20_body">
      <style:paragraph-properties fo:margin-top="0cm" fo:margin-bottom="0.25cm" loext:contextual-spacing="false" fo:line-height="150%"/>
      <style:text-properties fo:font-style="normal" officeooo:rsid="002aaa41" officeooo:paragraph-rsid="002a63f9" style:font-style-asian="normal" style:font-style-complex="normal"/>
    </style:style>
    <style:style style:name="P21" style:family="paragraph" style:parent-style-name="Text_20_body">
      <style:paragraph-properties fo:margin-top="0cm" fo:margin-bottom="0.25cm" loext:contextual-spacing="false" fo:line-height="150%"/>
      <style:text-properties fo:font-style="normal" officeooo:rsid="002c9316" officeooo:paragraph-rsid="002c9316" style:font-style-asian="normal" style:font-style-complex="normal"/>
    </style:style>
    <style:style style:name="P22" style:family="paragraph" style:parent-style-name="Text_20_body">
      <style:paragraph-properties fo:margin-top="0cm" fo:margin-bottom="0.25cm" loext:contextual-spacing="false" fo:line-height="150%"/>
      <style:text-properties fo:font-style="normal" officeooo:rsid="002e9057" officeooo:paragraph-rsid="002e9057" style:font-style-asian="normal" style:font-style-complex="normal"/>
    </style:style>
    <style:style style:name="P23" style:family="paragraph" style:parent-style-name="Text_20_body">
      <style:paragraph-properties fo:margin-top="0cm" fo:margin-bottom="0.25cm" loext:contextual-spacing="false" fo:line-height="150%"/>
      <style:text-properties fo:font-style="normal" officeooo:rsid="00302882" officeooo:paragraph-rsid="00302882" style:font-style-asian="normal" style:font-style-complex="normal"/>
    </style:style>
    <style:style style:name="P24" style:family="paragraph" style:parent-style-name="Text_20_body">
      <style:paragraph-properties fo:margin-top="0cm" fo:margin-bottom="0.25cm" loext:contextual-spacing="false" fo:line-height="150%"/>
      <style:text-properties fo:font-style="normal" officeooo:rsid="003460cd" officeooo:paragraph-rsid="003460cd" style:font-style-asian="normal" style:font-style-complex="normal"/>
    </style:style>
    <style:style style:name="P25" style:family="paragraph" style:parent-style-name="Text_20_body">
      <style:paragraph-properties fo:margin-top="0cm" fo:margin-bottom="0.25cm" loext:contextual-spacing="false" fo:line-height="150%"/>
      <style:text-properties officeooo:paragraph-rsid="00316617"/>
    </style:style>
    <style:style style:name="P26" style:family="paragraph" style:parent-style-name="Text_20_body">
      <style:paragraph-properties fo:margin-top="0cm" fo:margin-bottom="0.25cm" loext:contextual-spacing="false" fo:line-height="150%"/>
      <style:text-properties officeooo:paragraph-rsid="003174e1"/>
    </style:style>
    <style:style style:name="P27" style:family="paragraph" style:parent-style-name="Text_20_body">
      <style:paragraph-properties fo:margin-top="0cm" fo:margin-bottom="0.25cm" loext:contextual-spacing="false" fo:line-height="150%"/>
      <style:text-properties officeooo:paragraph-rsid="00322145"/>
    </style:style>
    <style:style style:name="P28" style:family="paragraph" style:parent-style-name="Text_20_body">
      <style:paragraph-properties fo:margin-top="0cm" fo:margin-bottom="0.25cm" loext:contextual-spacing="false" fo:line-height="150%"/>
      <style:text-properties officeooo:paragraph-rsid="00347581"/>
    </style:style>
    <style:style style:name="P29" style:family="paragraph" style:parent-style-name="Text_20_body">
      <style:paragraph-properties fo:margin-top="0cm" fo:margin-bottom="0.25cm" loext:contextual-spacing="false" fo:line-height="150%"/>
      <style:text-properties officeooo:paragraph-rsid="0034ac0a"/>
    </style:style>
    <style:style style:name="P30" style:family="paragraph" style:parent-style-name="Text_20_body">
      <style:paragraph-properties fo:margin-top="0cm" fo:margin-bottom="0.25cm" loext:contextual-spacing="false" fo:line-height="150%"/>
      <style:text-properties fo:font-style="italic" officeooo:rsid="001dc8ae" officeooo:paragraph-rsid="001dc8ae" style:font-style-asian="italic" style:font-style-complex="italic"/>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style:style>
    <style:style style:name="T8" style:family="text">
      <style:text-properties style:use-window-font-color="true" officeooo:rsid="00500131"/>
    </style:style>
    <style:style style:name="T9" style:family="text">
      <style:text-properties style:use-window-font-color="true" officeooo:rsid="001dee12"/>
    </style:style>
    <style:style style:name="T10" style:family="text">
      <style:text-properties style:use-window-font-color="true" officeooo:rsid="001f842e"/>
    </style:style>
    <style:style style:name="T11" style:family="text">
      <style:text-properties style:use-window-font-color="true" officeooo:rsid="0020b110"/>
    </style:style>
    <style:style style:name="T12" style:family="text">
      <style:text-properties officeooo:rsid="0020b110"/>
    </style:style>
    <style:style style:name="T13" style:family="text">
      <style:text-properties fo:font-style="normal" style:font-style-asian="normal" style:font-style-complex="normal"/>
    </style:style>
    <style:style style:name="T14" style:family="text">
      <style:text-properties fo:font-style="normal" officeooo:rsid="0020b110" style:font-style-asian="normal" style:font-style-complex="normal"/>
    </style:style>
    <style:style style:name="T15" style:family="text">
      <style:text-properties fo:font-style="normal" officeooo:rsid="00225428" style:font-style-asian="normal" style:font-style-complex="normal"/>
    </style:style>
    <style:style style:name="T16" style:family="text">
      <style:text-properties fo:font-style="normal" officeooo:rsid="00239e75" style:font-style-asian="normal" style:font-style-complex="normal"/>
    </style:style>
    <style:style style:name="T17" style:family="text">
      <style:text-properties fo:font-style="normal" officeooo:rsid="00261b61" style:font-style-asian="normal" style:font-style-complex="normal"/>
    </style:style>
    <style:style style:name="T18" style:family="text">
      <style:text-properties fo:font-style="normal" officeooo:rsid="002a63f9" style:font-style-asian="normal" style:font-style-complex="normal"/>
    </style:style>
    <style:style style:name="T19" style:family="text">
      <style:text-properties fo:font-style="normal" officeooo:rsid="002aaa41" style:font-style-asian="normal" style:font-style-complex="normal"/>
    </style:style>
    <style:style style:name="T20" style:family="text">
      <style:text-properties fo:font-style="normal" officeooo:rsid="00302882" style:font-style-asian="normal" style:font-style-complex="normal"/>
    </style:style>
    <style:style style:name="T21" style:family="text">
      <style:text-properties fo:font-style="normal" officeooo:rsid="003174e1" style:font-style-asian="normal" style:font-style-complex="normal"/>
    </style:style>
    <style:style style:name="T22" style:family="text">
      <style:text-properties fo:font-style="normal" officeooo:rsid="00322145" style:font-style-asian="normal" style:font-style-complex="normal"/>
    </style:style>
    <style:style style:name="T23" style:family="text">
      <style:text-properties fo:font-style="normal" officeooo:rsid="0033bea5" style:font-style-asian="normal" style:font-style-complex="normal"/>
    </style:style>
    <style:style style:name="T24" style:family="text">
      <style:text-properties fo:font-style="normal" officeooo:rsid="003460cd" style:font-style-asian="normal" style:font-style-complex="normal"/>
    </style:style>
    <style:style style:name="T25" style:family="text">
      <style:text-properties fo:font-style="normal" officeooo:rsid="00347581" style:font-style-asian="normal" style:font-style-complex="normal"/>
    </style:style>
    <style:style style:name="T26" style:family="text">
      <style:text-properties fo:font-style="normal" officeooo:rsid="0034ac0a" style:font-style-asian="normal" style:font-style-complex="normal"/>
    </style:style>
    <style:style style:name="T27" style:family="text">
      <style:text-properties fo:font-style="normal" officeooo:rsid="00365009" style:font-style-asian="normal" style:font-style-complex="normal"/>
    </style:style>
    <style:style style:name="T28" style:family="text">
      <style:text-properties officeooo:rsid="00225428"/>
    </style:style>
    <style:style style:name="T29" style:family="text">
      <style:text-properties officeooo:rsid="00239e75"/>
    </style:style>
    <style:style style:name="T30" style:family="text">
      <style:text-properties officeooo:rsid="00261b61"/>
    </style:style>
    <style:style style:name="T31" style:family="text">
      <style:text-properties officeooo:rsid="002c9316"/>
    </style:style>
    <style:style style:name="T32" style:family="text">
      <style:text-properties officeooo:rsid="002e9057"/>
    </style:style>
    <style:style style:name="T33" style:family="text">
      <style:text-properties officeooo:rsid="00302882"/>
    </style:style>
    <style:style style:name="T34" style:family="text">
      <style:text-properties officeooo:rsid="00316617"/>
    </style:style>
    <style:style style:name="T35" style:family="text">
      <style:text-properties officeooo:rsid="003174e1"/>
    </style:style>
    <style:style style:name="T36" style:family="text">
      <style:text-properties officeooo:rsid="00322145"/>
    </style:style>
    <style:style style:name="T37" style:family="text">
      <style:text-properties officeooo:rsid="0034ac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text:p text:style-name="P1"/>
      <text:h text:style-name="P16" text:outline-level="1"><text:span text:style-name="T1">D</text:span>iscussion</text:h>
      <text:p text:style-name="P4">The main objective of my thesis was to better understand the drivers of tetrapods’ trophic interactions (Chapter 1-2), food web assembly (Chapter 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e three major themes of the thesis: trait-based prediction</text:span><text:span text:style-name="T6">s</text:span><text:span text:style-name="T4"> of </text:span><text:span text:style-name="T6">trophic </text:span><text:span text:style-name="T4">interactions, food web assembly, and seasonal bird biogeography.</text:span></text:p>
      <text:h text:style-name="P17" text:outline-level="2"/>
      <text:h text:style-name="P17" text:outline-level="2">Trait-based predictions of <text:span text:style-name="T6">trophic </text:span>interactions</text:h>
      <text:p text:style-name="P10">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0">T</text:span><text:span text:style-name="T11">o be useful, these</text:span><text:span text:style-name="T10"> models </text:span><text:span text:style-name="T11">rely on</text:span><text:span text:style-name="T10"> </text:span><text:span text:style-name="T11">some generalities in the trait-interaction relationships of predators and prey across taxa and ecosystems.</text:span></text:p>
      <text:p text:style-name="P6"/>
      <text:p text:style-name="P6">Major findings</text:p>
      <text:p text:style-name="P12"><text:span text:style-name="T14">In chapter 1, </text:span><text:span text:style-name="T17">We</text:span><text:span text:style-name="T14"> found that we could predict most potential trophic interactions among all European terrestrial vertebrates using a model calibrated with only 0.1% of the interactions. </text:span><text:span text:style-name="T17">We</text:span><text:span text:style-name="T15"> showed this using a Bayesian linear model relating trophic interaction</text:span><text:span text:style-name="T16">s</text:span><text:span text:style-name="T15"> between 1055 species to a relatively small set of </text:span><text:span text:style-name="T16">trait-based</text:span><text:span text:style-name="T15"> predictor variables. </text:span><text:span text:style-name="T14">We found that the effects of traits were relatively stable across most major taxonomic groups and </text:span>bioregions. <text:span text:style-name="T12">These results suggest that the trait-interaction relationships are fairly general among European tetrapod species and across the continent. </text:span><text:span text:style-name="T28">However, we also found that the prey of some groups, especially generalist species, were not as well predicted. This limitation of the model suggest that the driver</text:span><text:span text:style-name="T29">s of interactions of</text:span><text:span text:style-name="T28"> generalist species </text:span><text:span text:style-name="T29">are</text:span><text:span text:style-name="T28"> not well </text:span><text:span text:style-name="T29">captured by</text:span><text:span text:style-name="T28"> our models.</text:span></text:p>
      <text:p text:style-name="P12"><text:soft-page-break/><text:span text:style-name="T28">In chapter 2, </text:span><text:span text:style-name="T30">we</text:span><text:span text:style-name="T28"> found that we could </text:span><text:span text:style-name="T30">calibrate a model in a given food web to predict interactions in another ecosystems. </text:span>We train trait-based models of pairwise trophic interactions on four independent vertebrate food webs (Canadian tundra, Serengeti, alpine south-eastern Pyrenees and Europe) and evaluate how well these models predict pairwise interactions of each food web. <text:span text:style-name="T30">Our results</text:span> <text:span text:style-name="T30">suggest</text:span> that there are general constraints on interactions <text:span text:style-name="T30">even in highly contrasting environment</text:span>.</text:p>
      <text:p text:style-name="P6"/>
      <text:p text:style-name="P6">Implications</text:p>
      <text:p text:style-name="P19">The Eltonian Shortfall – “the lack of knowledge on species' interactions and these interactions' effects on individual survival and fitness” – is one of the largest data gap in ecology. In fact, we lack interaction data for most taxa and ecosystems. Trait-based interaction models are one of the tools that should allow to fill some of this gaps, but their effectiveness depends on generalities in trait-interaction relationships. </text:p>
      <text:p text:style-name="P19"/>
      <text:p text:style-name="P13"><text:span text:style-name="T18">Our finding of generalities within food web (Chapter 1), and across food webs (Chapter 2) indicate that trait-based </text:span><text:span text:style-name="T19">predictions</text:span><text:span text:style-name="T18"> could be used to get a </text:span><text:span text:style-name="T13">first-order approximations of food web</text:span><text:span text:style-name="T18">s. We showed that even with limited data, these models can fill gaps in incomplete food web or predict interactions in ecosystems where we </text:span><text:span text:style-name="T19">have little to no data</text:span><text:span text:style-name="T18">. </text:span><text:span text:style-name="T19">Trait-based models tend to systematically overestimate the number of interactions suggesting that predicted interactions are candidate interactions, which can then be refined through geographic subsets, expert opinion or additional data.</text:span></text:p>
      <text:p text:style-name="P20"/>
      <text:p text:style-name="P28"><text:span text:style-name="T25">Protecting species interactions should allow a more functional approach to conservation. </text:span><text:span text:style-name="T26">First, interactions provide ecosystems function. Second, from interactions, we can infer the role of species in ecosystems. Third, we can anticipate indirect consequences of managing species on other species in the ecosystems. So far, this opportunity have still been underused, in part due to the lack of interaction data. T</text:span><text:span text:style-name="T25">he opportunity to predict interactions even in places we have very little to no data, as demonstrated in chapters 1 and 2, </text:span><text:span text:style-name="T26">should eleviate some of the </text:span><text:span text:style-name="T27">barriers into utilizing interaction data into conservation planning</text:span><text:span text:style-name="T26">.</text:span></text:p>
      <text:p text:style-name="P19"/>
      <text:p text:style-name="P6"><text:soft-page-break/>Limitations</text:p>
      <text:p text:style-name="P10">- <text:span text:style-name="T31">No basal species</text:span></text:p>
      <text:p text:style-name="P10">- <text:span text:style-name="T31">Non-quantitative interactions + potential interactions</text:span></text:p>
      <text:p text:style-name="P10">- <text:span text:style-name="T31">Some interactions are not well predicted</text:span></text:p>
      <text:p text:style-name="P6"/>
      <text:p text:style-name="P6">Future directions</text:p>
      <text:p text:style-name="P2">- <text:span text:style-name="T31">Combine data to get better predictions</text:span></text:p>
      <text:p text:style-name="P2">- <text:span text:style-name="T31">Predictions of quantitative interactions</text:span></text:p>
      <text:p text:style-name="P29"><text:span text:style-name="T1">- </text:span><text:span text:style-name="T37">Biogeography of food webs</text:span></text:p>
      <text:p text:style-name="P29"><text:span text:style-name="T31">- Forecast changes of interactions</text:span></text:p>
      <text:h text:style-name="P17" text:outline-level="2"/>
      <text:h text:style-name="P17" text:outline-level="2">The assembly of food webs</text:h>
      <text:p text:style-name="P25"><text:span text:style-name="T34">Variation of food web structure along environmental gradients is driven by three </text:span><text:span text:style-name="T35">mechanisms</text:span><text:span text:style-name="T34">: (1) changes in species pool, (2) </text:span><text:span text:style-name="T35">constraints acting at the food web level, and (3) </text:span><text:span text:style-name="T34">changes in trait-interaction relationships. The first </text:span><text:span text:style-name="T35">mechanism</text:span><text:span text:style-name="T34">, changes in species pool is well studied and is explained by coexistence and co-occurrence theory. </text:span><text:span text:style-name="T35">This mechanism results from the individual responses of species to the abiotic and biotic environment, and from dispersal limitations. The second mechanisms include environmental factors that constrain the structure of food webs. For example, primary productivity may increase the feasible number of trophic level or seasons can create modules in food webs. Another constraint is dynamical, where not all food web structure are equally feasible.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25"/>
      <text:p text:style-name="P7"><text:span text:style-name="T36">Major f</text:span>indings</text:p>
      <text:p text:style-name="P26"><text:soft-page-break/><text:span text:style-name="T21">In chapter 2, we showed that trait-based model calibrated on a given terrestrial vertebrate food web can predict relatively well interactions in an entirely new ecosystems. </text:span><text:span text:style-name="T22">Model transferability decreased with environmental dissimilarity between the source and target food web, but we did find </text:span><text:span text:style-name="T23">that </text:span><text:span text:style-name="T24">trait-interaction relationships tend to be similar across ecosystems, given enough environmental and phylogenetic similarity. This results expand from our finding from chapter 1, where we showed how trait constraints were mainly conserved across European bioregions.</text:span></text:p>
      <text:p text:style-name="P21"/>
      <text:p text:style-name="P24">In Chapter 1, we found that the number of interactions was overestimated by 2-4 times by predictive models. In chapter 2, we expanded this to look at other meso-scale (e.g., motifs, species roles) and network-scale (e.g., connectance, number of trophic level, modularity) properties. We found that, despite most interactions being well predicted, predicted network had more trophic levels, were more connected and less modular. We also found that the distribution of motifs was also not well predicted. These results suggest that food web structure arise from more than processes acting at the interaction level, but that higher-level constraints are important in structuring food webs.</text:p>
      <text:p text:style-name="P24"/>
      <text:p text:style-name="P7">Implications</text:p>
      <text:p text:style-name="P15">Our ability to predict food web interactions across contrasting environments suggests that spatial food web variation is mainly driven by changes in the distribution of functional traits, and less so by the variation of trait-interaction relationships. These results are in line with previous research finding generalities made on trait-matching relationships across European bioregions (Caron et al., <text:bookmark text:name="#geb13807-bib-0008_R_d86497177e1831"/><text:a xlink:type="simple" xlink:href="https://onlinelibrary-wiley-com.proxy3.library.mcgill.ca/doi/full/10.1111/geb.13807#geb13807-bib-0008" text:style-name="Internet_20_link" text:visited-style-name="Visited_20_Internet_20_Link">2022</text:a>), predator–prey body-size ratios within habitat, predator and prey types (Brose et al., <text:bookmark text:name="#geb13807-bib-0006_R_d86497177e1834"/><text:a xlink:type="simple" xlink:href="https://onlinelibrary-wiley-com.proxy3.library.mcgill.ca/doi/full/10.1111/geb.13807#geb13807-bib-0006" text:style-name="Internet_20_link" text:visited-style-name="Visited_20_Internet_20_Link">2006</text:a>), and the trait-interaction relationships in soil invertebrates across three forest areas in Germany (Laigle et al., <text:bookmark text:name="#geb13807-bib-0034_R_d86497177e1837"/><text:a xlink:type="simple" xlink:href="https://onlinelibrary-wiley-com.proxy3.library.mcgill.ca/doi/full/10.1111/geb.13807#geb13807-bib-0034" text:style-name="Internet_20_link" text:visited-style-name="Visited_20_Internet_20_Link">2018</text:a>). The generalities we found in trait-matching relationships within major taxonomic groups (order and class) also add to previous research indicating evolutionary conservation of species interactions (Gómez et al., <text:bookmark text:name="#geb13807-bib-0019_R_d86497177e1840"/><text:a xlink:type="simple" xlink:href="https://onlinelibrary-wiley-com.proxy3.library.mcgill.ca/doi/full/10.1111/geb.13807#geb13807-bib-0019" text:style-name="Internet_20_link" text:visited-style-name="Visited_20_Internet_20_Link">2010</text:a>) and role (Stouffer et al., <text:bookmark text:name="#geb13807-bib-0050_R_d86497177e1844"/><text:a xlink:type="simple" xlink:href="https://onlinelibrary-wiley-com.proxy3.library.mcgill.ca/doi/full/10.1111/geb.13807#geb13807-bib-0050" text:style-name="Internet_20_link" text:visited-style-name="Visited_20_Internet_20_Link">2012</text:a>).</text:p>
      <text:p text:style-name="P21"/>
      <text:p text:style-name="P27"><text:span text:style-name="T22">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text:span><text:soft-page-break/><text:span text:style-name="T22">networks by creating modules and specialization structures. Stability criteria also constrains the distribution of motifs, the number of interactions, and strength of these interactions. Finally, </text:span><text:span text:style-name="T23">other environmental factors may influence the structure, such as primary productivity which constains the number of trophic level and the diversity at each trophic levels. It is not surprising since the focus of trophic interaction model are the functional relationships between pairs of species and mechanisms acting on the network.</text:span></text:p>
      <text:p text:style-name="P21"/>
      <text:p text:style-name="P8">Limitations</text:p>
      <text:p text:style-name="P11">- Food webs, but what about other ecological networks</text:p>
      <text:p text:style-name="P11">- Not inclusion of basal species</text:p>
      <text:p text:style-name="P11">- Only 4 food webs</text:p>
      <text:p text:style-name="P11"/>
      <text:p text:style-name="P8">Future directions</text:p>
      <text:p text:style-name="P8">- <text:span text:style-name="T13">Combining predictions of properties and interactions</text:span></text:p>
      <text:p text:style-name="P11">- Test the role of each process</text:p>
      <text:p text:style-name="P11">- Expand to other type of ecological networks</text:p>
      <text:p text:style-name="P5"/>
      <text:h text:style-name="P17" text:outline-level="2">Seasonal <text:span text:style-name="T2">bird </text:span>biogeography</text:h>
      <text:p text:style-name="P14">Bird movements, niche, threats, decline</text:p>
      <text:p text:style-name="P3"/>
      <text:p text:style-name="P8">Findings</text:p>
      <text:p text:style-name="P11">- Seasonal movement ~ traits</text:p>
      <text:p text:style-name="P11">- Spatial seasonal structure of bird diversity</text:p>
      <text:p text:style-name="P11">- Birds seasonal threats and protection</text:p>
      <text:p text:style-name="P11">- Birds traits</text:p>
      <text:p text:style-name="P11"/>
      <text:p text:style-name="P8"><text:soft-page-break/>Implications</text:p>
      <text:p text:style-name="P3">- <text:span text:style-name="T32">Birds interact with their niche/migration differently</text:span></text:p>
      <text:p text:style-name="P3">- <text:span text:style-name="T33">Shift in trait across seasons space</text:span></text:p>
      <text:p text:style-name="P3">- <text:span text:style-name="T33">Better protecting migration</text:span></text:p>
      <text:p text:style-name="P3">- <text:span text:style-name="T33">Full annual cycle studies</text:span></text:p>
      <text:p text:style-name="P3"/>
      <text:p text:style-name="P8">Limitations</text:p>
      <text:p text:style-name="P23">- Niche in migration season</text:p>
      <text:p text:style-name="P23">- Using cumulative impact vs specific threats to species</text:p>
      <text:p text:style-name="P9"><text:span text:style-name="T20">- Grinnel niche movements</text:span><text:span text:style-name="T13"><text:line-break/></text:span></text:p>
      <text:p text:style-name="P8">Future directions</text:p>
      <text:p text:style-name="P11">- <text:span text:style-name="T33">Integration of the niche concept in seasonal environment</text:span></text:p>
      <text:p text:style-name="P11">- <text:span text:style-name="T33">Eltonian dimensions of niche</text:span></text:p>
      <text:p text:style-name="P11">- <text:span text:style-name="T33">Identify threats</text:span></text:p>
      <text:p text:style-name="P14"><text:span text:style-name="T13">- </text:span><text:span text:style-name="T20">Prioritisation based on seasonal distributions</text:span></text:p>
      <text:p text:style-name="P3"/>
      <text:h text:style-name="P18" text:outline-level="2">Conclusion</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ominique Caron</meta:initial-creator>
    <meta:creation-date>2024-02-05T13:47:40.883374140</meta:creation-date>
    <meta:generator>LibreOffice/6.4.7.2$Linux_X86_64 LibreOffice_project/40$Build-2</meta:generator>
    <dc:date>2024-05-01T16:48:40.184752694</dc:date>
    <dc:creator>Dominique Caron</dc:creator>
    <meta:editing-duration>PT2H13M12S</meta:editing-duration>
    <meta:editing-cycles>11</meta:editing-cycles>
    <meta:document-statistic meta:table-count="0" meta:image-count="0" meta:object-count="0" meta:page-count="7" meta:paragraph-count="59" meta:word-count="1604" meta:character-count="10822" meta:non-whitespace-character-count="9273"/>
  </office:meta>
</office:document-meta>
</file>